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Verdana1"/>
    </style:style>
    <style:style style:name="T2" style:family="text">
      <style:text-properties style:font-name="Verdana1" fo:font-size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color="#000080" style:font-name="Verdana1" fo:font-size="14pt"/>
    </style:style>
    <style:style style:name="T6" style:family="text">
      <style:text-properties style:font-name="Comic Sans MS"/>
    </style:style>
    <style:style style:name="T7" style:family="text">
      <style:text-properties style:font-name="Comic Sans MS" fo:font-size="10pt"/>
    </style:style>
    <style:style style:name="T8" style:family="text">
      <style:text-properties fo:font-size="18pt" fo:font-weight="bold"/>
    </style:style>
    <style:style style:name="T9" style:family="text">
      <style:text-properties fo:font-size="7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Coconut Honey Body Scrub</text:span><text:line-break/>by Carolyn Bryant<text:line-break/><text:line-break/>½ cup honey<text:line-break/>1 cup sugar<text:line-break/>2 Tablespoons virgin coconut oil<text:line-break/><text:line-break/>Mix all of the above ingredients right before you’re ready to shower. Apply in circular motions after washing body. Rinse. I found coconut oil in the baking section of my store around the other oils (I've even heard you can find it in the pharmacy section). I had to really look though, and I’ve never seen coconut oil before I needed it! If 2 tablespoons seems like too much, you can leave it at one, but this oil is creamier than traditional oil, so it feels less "oily". <text:line-break/><text:line-break/>This left my skin feeling really smooth and soft. The coconut oil was very moisturizing!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20:13:08.56</dc:date>
    <dc:creator>Crystal Miller</dc:creator>
    <meta:editing-duration>PT1H42M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" meta:word-count="121" meta:character-count="667"/>
  </office:meta>
</office:document-meta>
</file>